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f4a7" officeooo:paragraph-rsid="0010f4a7"/>
    </style:style>
    <style:style style:name="P2" style:family="paragraph" style:parent-style-name="Standard">
      <style:paragraph-properties fo:text-align="center" style:justify-single-word="false"/>
      <style:text-properties officeooo:rsid="0010f4a7" officeooo:paragraph-rsid="0010f4a7"/>
    </style:style>
    <style:style style:name="P3" style:family="paragraph" style:parent-style-name="Standard">
      <style:text-properties officeooo:rsid="00125349" officeooo:paragraph-rsid="00125349"/>
    </style:style>
    <style:style style:name="P4" style:family="paragraph" style:parent-style-name="Standard">
      <style:text-properties officeooo:rsid="0013c2f5" officeooo:paragraph-rsid="0013c2f5"/>
    </style:style>
    <style:style style:name="P5" style:family="paragraph" style:parent-style-name="Standard">
      <style:text-properties officeooo:rsid="00149c13" officeooo:paragraph-rsid="00149c13"/>
    </style:style>
    <style:style style:name="P6" style:family="paragraph" style:parent-style-name="Standard">
      <style:text-properties officeooo:rsid="00149c13" officeooo:paragraph-rsid="0015f853"/>
    </style:style>
    <style:style style:name="P7" style:family="paragraph" style:parent-style-name="Standard">
      <style:text-properties officeooo:rsid="00149c13" officeooo:paragraph-rsid="00174098"/>
    </style:style>
    <style:style style:name="P8" style:family="paragraph" style:parent-style-name="Standard">
      <style:text-properties officeooo:rsid="00149c13" officeooo:paragraph-rsid="0018eab7"/>
    </style:style>
    <style:style style:name="P9" style:family="paragraph" style:parent-style-name="Standard">
      <style:text-properties officeooo:rsid="0015f853" officeooo:paragraph-rsid="0015f853"/>
    </style:style>
    <style:style style:name="P10" style:family="paragraph" style:parent-style-name="Standard">
      <style:text-properties officeooo:rsid="00174098" officeooo:paragraph-rsid="00174098"/>
    </style:style>
    <style:style style:name="P11" style:family="paragraph" style:parent-style-name="Standard">
      <style:text-properties fo:font-style="italic" officeooo:rsid="00174098" officeooo:paragraph-rsid="00174098" style:font-style-asian="italic" style:font-style-complex="italic"/>
    </style:style>
    <style:style style:name="P12" style:family="paragraph" style:parent-style-name="Standard">
      <style:text-properties officeooo:rsid="0018eab7" officeooo:paragraph-rsid="0018eab7"/>
    </style:style>
    <style:style style:name="P13" style:family="paragraph" style:parent-style-name="Standard">
      <style:text-properties style:text-position="0% 100%" fo:font-weight="normal" officeooo:rsid="00149c13" officeooo:paragraph-rsid="0018eab7" style:font-weight-asian="normal" style:font-weight-complex="normal"/>
    </style:style>
    <style:style style:name="T1" style:family="text">
      <style:text-properties officeooo:rsid="00102aec"/>
    </style:style>
    <style:style style:name="T2" style:family="text">
      <style:text-properties style:text-position="sub 58%" officeooo:rsid="00102aec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sub 58%" fo:font-weight="bold" officeooo:rsid="00102aec" style:font-weight-asian="bold" style:font-weight-complex="bold"/>
    </style:style>
    <style:style style:name="T5" style:family="text">
      <style:text-properties style:text-position="sub 58%" fo:font-weight="bold" officeooo:rsid="00174098" style:font-weight-asian="bold" style:font-weight-complex="bold"/>
    </style:style>
    <style:style style:name="T6" style:family="text">
      <style:text-properties style:text-position="sub 58%" fo:font-weight="bold" officeooo:rsid="0018eab7" style:font-weight-asian="bold" style:font-weight-complex="bold"/>
    </style:style>
    <style:style style:name="T7" style:family="text">
      <style:text-properties style:text-position="sub 58%" fo:font-weight="normal" officeooo:rsid="0018eab7" style:font-weight-asian="normal" style:font-weight-complex="normal"/>
    </style:style>
    <style:style style:name="T8" style:family="text">
      <style:text-properties style:text-position="sub 58%" officeooo:rsid="0018eab7"/>
    </style:style>
    <style:style style:name="T9" style:family="text">
      <style:text-properties fo:font-weight="bold" officeooo:rsid="00102aec" style:font-weight-asian="bold" style:font-weight-complex="bold"/>
    </style:style>
    <style:style style:name="T10" style:family="text">
      <style:text-properties fo:font-weight="bold" officeooo:rsid="0018eab7" style:font-weight-asian="bold" style:font-weight-complex="bold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normal" officeooo:rsid="00102aec" style:font-weight-asian="normal" style:font-weight-complex="normal"/>
    </style:style>
    <style:style style:name="T13" style:family="text">
      <style:text-properties style:text-position="0% 100%" fo:font-weight="normal" officeooo:rsid="0010f4a7" style:font-weight-asian="normal" style:font-weight-complex="normal"/>
    </style:style>
    <style:style style:name="T14" style:family="text">
      <style:text-properties style:text-position="0% 100%" fo:font-weight="normal" officeooo:rsid="0013c2f5" style:font-weight-asian="normal" style:font-weight-complex="normal"/>
    </style:style>
    <style:style style:name="T15" style:family="text">
      <style:text-properties style:text-position="0% 100%" fo:font-weight="normal" officeooo:rsid="00174098" style:font-weight-asian="normal" style:font-weight-complex="normal"/>
    </style:style>
    <style:style style:name="T16" style:family="text">
      <style:text-properties style:text-position="0% 100%" fo:font-weight="normal" officeooo:rsid="0018eab7" style:font-weight-asian="normal" style:font-weight-complex="normal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text-position="0% 100%" fo:font-weight="bold" officeooo:rsid="00102aec" style:font-weight-asian="bold" style:font-weight-complex="bold"/>
    </style:style>
    <style:style style:name="T19" style:family="text">
      <style:text-properties style:text-position="0% 100%" fo:font-weight="bold" officeooo:rsid="0010f4a7" style:font-weight-asian="bold" style:font-weight-complex="bold"/>
    </style:style>
    <style:style style:name="T20" style:family="text">
      <style:text-properties style:text-position="0% 100%" fo:font-weight="bold" officeooo:rsid="00174098" style:font-weight-asian="bold" style:font-weight-complex="bold"/>
    </style:style>
    <style:style style:name="T21" style:family="text">
      <style:text-properties style:text-position="0% 100%" fo:font-weight="bold" officeooo:rsid="0018eab7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74098"/>
    </style:style>
    <style:style style:name="T24" style:family="text">
      <style:text-properties officeooo:rsid="0018e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ndomary <text:span text:style-name="T23">Nth Contractibility</text:span></text:p>
      <text:p text:style-name="P2">by Sven Nilsen, 2020</text:p>
      <text:p text:style-name="Standard"/>
      <text:p text:style-name="P11">In this paper I show that randomary numbers are Nth contractible if they have the same sign for `N`.</text:p>
      <text:p text:style-name="Standard"/>
      <text:p text:style-name="P1">Assume the following equation:</text:p>
      <text:p text:style-name="Standard"/>
      <text:p text:style-name="Standard"><text:tab/>-<text:span text:style-name="T1">1 + </text:span><text:span text:style-name="T9">r</text:span><text:span text:style-name="T4">i</text:span><text:span text:style-name="T1"> + </text:span><text:span text:style-name="T9">r</text:span><text:span text:style-name="T4">j</text:span><text:span text:style-name="T1"><text:tab/>=<text:tab/></text:span><text:span text:style-name="T9">r</text:span><text:span text:style-name="T4">i</text:span><text:span text:style-name="T1"> – </text:span><text:span text:style-name="T9">r</text:span><text:span text:style-name="T4">j</text:span></text:p>
      <text:p text:style-name="Standard"/>
      <text:p text:style-name="P1">It is not allowed to add or subtract randomary numbers to both sides of the equation.</text:p>
      <text:p text:style-name="P1"/>
      <text:p text:style-name="P1">For example, this is invalid:</text:p>
      <text:p text:style-name="P1"/>
      <text:p text:style-name="P1"><text:tab/>-<text:span text:style-name="T1">1 + </text:span><text:span text:style-name="T9">r</text:span><text:span text:style-name="T4">i</text:span><text:span text:style-name="T1"> + </text:span><text:span text:style-name="T9">r</text:span><text:span text:style-name="T4">j</text:span><text:span text:style-name="T1"><text:tab/>=<text:tab/></text:span><text:span text:style-name="T9">r</text:span><text:span text:style-name="T4">i</text:span><text:span text:style-name="T1"> – </text:span><text:span text:style-name="T9">r</text:span><text:span text:style-name="T4">j</text:span><text:span text:style-name="T12"><text:tab/><text:tab/></text:span><text:span text:style-name="T11">(+ </text:span><text:span text:style-name="T17">r</text:span><text:span text:style-name="T3">j</text:span><text:span text:style-name="T11">)</text:span></text:p>
      <text:p text:style-name="P1"><text:span text:style-name="T11"><text:tab/>-</text:span><text:span text:style-name="T12">1 + </text:span><text:span text:style-name="T18">r</text:span><text:span text:style-name="T4">i</text:span><text:span text:style-name="T12"> + </text:span><text:span text:style-name="T11">2</text:span><text:span text:style-name="T18">r</text:span><text:span text:style-name="T4">j</text:span><text:span text:style-name="T12"><text:tab/>=<text:tab/></text:span><text:span text:style-name="T18">r</text:span><text:span text:style-name="T4">i</text:span></text:p>
      <text:p text:style-name="P1"><text:span text:style-name="T12"/></text:p>
      <text:p text:style-name="P3"><text:span text:style-name="T12">H</text:span><text:span text:style-name="T11">owever, the following is valid </text:span><text:span text:style-name="T14">for any `n`</text:span><text:span text:style-name="T11">:</text:span></text:p>
      <text:p text:style-name="P3"><text:span text:style-name="T11"/></text:p>
      <text:p text:style-name="P3"><text:span text:style-name="T11"><text:tab/></text:span><text:span text:style-name="T13">-</text:span><text:span text:style-name="T12">1 + </text:span><text:span text:style-name="T18">r</text:span><text:span text:style-name="T4">i</text:span><text:span text:style-name="T12"> + </text:span><text:span text:style-name="T18">r</text:span><text:span text:style-name="T4">j</text:span><text:span text:style-name="T12"><text:tab/><text:tab/>=<text:tab/></text:span><text:span text:style-name="T18">r</text:span><text:span text:style-name="T4">i</text:span><text:span text:style-name="T12"> – </text:span><text:span text:style-name="T18">r</text:span><text:span text:style-name="T4">j</text:span><text:span text:style-name="T12"><text:tab/><text:tab/></text:span><text:span text:style-name="T13">(+ </text:span><text:span text:style-name="T14">n</text:span><text:span text:style-name="T19">r</text:span><text:span text:style-name="T3">k</text:span><text:span text:style-name="T13">)</text:span></text:p>
      <text:p text:style-name="P3"><text:span text:style-name="T13"><text:tab/>-</text:span><text:span text:style-name="T12">1 + </text:span><text:span text:style-name="T18">r</text:span><text:span text:style-name="T4">i</text:span><text:span text:style-name="T12"> + </text:span><text:span text:style-name="T18">r</text:span><text:span text:style-name="T4">j</text:span><text:span text:style-name="T12"> </text:span><text:span text:style-name="T11">+ </text:span><text:span text:style-name="T14">n</text:span><text:span text:style-name="T17">r</text:span><text:span text:style-name="T3">k</text:span><text:span text:style-name="T18"><text:tab/></text:span><text:span text:style-name="T12">=<text:tab/></text:span><text:span text:style-name="T18">r</text:span><text:span text:style-name="T4">i</text:span><text:span text:style-name="T12"> – </text:span><text:span text:style-name="T18">r</text:span><text:span text:style-name="T4">j</text:span><text:span text:style-name="T12"> </text:span><text:span text:style-name="T11">+ </text:span><text:span text:style-name="T14">n</text:span><text:span text:style-name="T17">r</text:span><text:span text:style-name="T3">k</text:span></text:p>
      <text:p text:style-name="P3"><text:span text:style-name="T11"/></text:p>
      <text:p text:style-name="P4"><text:span text:style-name="T11">If it is valid for any `n`, then it is valid for any `n + 1`.</text:span></text:p>
      <text:p text:style-name="P5"><text:span text:style-name="T11">This means that `</text:span><text:span text:style-name="T17">r</text:span><text:span text:style-name="T3">k</text:span><text:span text:style-name="T11">` can be added or subtracted to both sides later.</text:span></text:p>
      <text:p text:style-name="P5"><text:span text:style-name="T11"/></text:p>
      <text:p text:style-name="P5"><text:span text:style-name="T11">Why is not the same possible for `</text:span><text:span text:style-name="T17">r</text:span><text:span text:style-name="T3">j</text:span><text:span text:style-name="T11">`?</text:span></text:p>
      <text:p text:style-name="P5"><text:span text:style-name="T11"/></text:p>
      <text:p text:style-name="P9"><text:span text:style-name="T11">This is because some randomary numbers are equal but non-contractible </text:span><text:span text:style-name="T15">along a dimension.</text:span></text:p>
      <text:p text:style-name="P9"><text:span text:style-name="T11"/></text:p>
      <text:p text:style-name="P9"><text:span text:style-name="T11">Two randomary numbers are </text:span><text:span text:style-name="T15">Nth </text:span><text:span text:style-name="T11">contractible if they </text:span><text:span text:style-name="T15">have the same sign for `N`.</text:span></text:p>
      <text:p text:style-name="P9"><text:span text:style-name="T15"/></text:p>
      <text:p text:style-name="P10"><text:span text:style-name="T15">F</text:span><text:span text:style-name="T11">or example, the following is valid:</text:span></text:p>
      <text:p text:style-name="P6"><text:span text:style-name="T11"/></text:p>
      <text:p text:style-name="P7"><text:span text:style-name="T11"><text:tab/>-</text:span><text:span text:style-name="T12">1 + </text:span><text:span text:style-name="T18">r</text:span><text:span text:style-name="T4">i</text:span><text:span text:style-name="T12"> + </text:span><text:span text:style-name="T18">r</text:span><text:span text:style-name="T4">j</text:span><text:span text:style-name="T12"><text:tab/>=<text:tab/></text:span><text:span text:style-name="T18">r</text:span><text:span text:style-name="T4">i</text:span><text:span text:style-name="T12"> – </text:span><text:span text:style-name="T18">r</text:span><text:span text:style-name="T4">j</text:span><text:span text:style-name="T12"><text:tab/><text:tab/></text:span><text:span text:style-name="T15">(- </text:span><text:span text:style-name="T20">r</text:span><text:span text:style-name="T5">i</text:span><text:span text:style-name="T15">)</text:span></text:p>
      <text:p text:style-name="P8"><text:span text:style-name="T15"><text:tab/>-</text:span><text:span text:style-name="T12">1 + </text:span><text:span text:style-name="T18">r</text:span><text:span text:style-name="T4">j</text:span><text:span text:style-name="T12"><text:tab/><text:tab/>=<text:tab/>-</text:span><text:span text:style-name="T18">r</text:span><text:span text:style-name="T4">j</text:span></text:p>
      <text:p text:style-name="P7"><text:span text:style-name="T15"/></text:p>
      <text:p text:style-name="P12"><text:span text:style-name="T15">N</text:span><text:span text:style-name="T11">ow, one can use the commutation of indices to solve the equation correctly:</text:span></text:p>
      <text:p text:style-name="P7"><text:span text:style-name="T15"/></text:p>
      <text:p text:style-name="P8"><text:span text:style-name="T15"><text:tab/>-</text:span><text:span text:style-name="T12">1 + </text:span><text:span text:style-name="T18">r</text:span><text:span text:style-name="T4">i</text:span><text:span text:style-name="T12"> + </text:span><text:span text:style-name="T18">r</text:span><text:span text:style-name="T4">j</text:span><text:span text:style-name="T12"><text:tab/>=<text:tab/></text:span><text:span text:style-name="T18">r</text:span><text:span text:style-name="T4">i</text:span><text:span text:style-name="T12"> – </text:span><text:span text:style-name="T18">r</text:span><text:span text:style-name="T4">j</text:span><text:span text:style-name="T12"><text:tab/><text:tab/></text:span><text:span text:style-name="T16">(</text:span><text:span text:style-name="T21">r</text:span><text:span text:style-name="T6">i-j</text:span><text:span text:style-name="T16"> = </text:span><text:span text:style-name="T21">r</text:span><text:span text:style-name="T6">j-i</text:span><text:span text:style-name="T16">)</text:span></text:p>
      <text:p text:style-name="P13"><text:tab/>-<text:span text:style-name="T1">1 + </text:span><text:span text:style-name="T9">r</text:span><text:span text:style-name="T4">i</text:span><text:span text:style-name="T1"> + </text:span><text:span text:style-name="T9">r</text:span><text:span text:style-name="T4">j</text:span><text:span text:style-name="T1"><text:tab/>=<text:tab/></text:span><text:span text:style-name="T9">r</text:span><text:span text:style-name="T6">j</text:span><text:span text:style-name="T1"> – </text:span><text:span text:style-name="T9">r</text:span><text:span text:style-name="T6">i</text:span></text:p>
      <text:p text:style-name="P13"><text:span text:style-name="T24"><text:tab/>-1 + </text:span><text:span text:style-name="T9">r</text:span><text:span text:style-name="T4">i</text:span><text:span text:style-name="T1"> + </text:span><text:span text:style-name="T9">r</text:span><text:span text:style-name="T4">j</text:span><text:span text:style-name="T1"><text:tab/>=<text:tab/></text:span><text:span text:style-name="T9">r</text:span><text:span text:style-name="T6">j</text:span><text:span text:style-name="T1"> – </text:span><text:span text:style-name="T9">r</text:span><text:span text:style-name="T6">i</text:span><text:span text:style-name="T24"><text:tab/><text:tab/>(+ </text:span><text:span text:style-name="T10">r</text:span><text:span text:style-name="T6">j</text:span><text:span text:style-name="T24">)</text:span></text:p>
      <text:p text:style-name="P13"><text:tab/>-<text:span text:style-name="T1">1 + </text:span><text:span text:style-name="T9">r</text:span><text:span text:style-name="T4">i</text:span><text:span text:style-name="T1"> + 2</text:span><text:span text:style-name="T9">r</text:span><text:span text:style-name="T4">j</text:span><text:span text:style-name="T1"><text:tab/>=<text:tab/>2</text:span><text:span text:style-name="T9">r</text:span><text:span text:style-name="T6">j</text:span><text:span text:style-name="T1"> – </text:span><text:span text:style-name="T9">r</text:span><text:span text:style-name="T6">i</text:span></text:p>
      <text:p text:style-name="P1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02:26.854182000</meta:creation-date>
    <dc:date>2020-04-02T18:26:10.070980000</dc:date>
    <meta:editing-duration>PT1M34S</meta:editing-duration>
    <meta:editing-cycles>1</meta:editing-cycles>
    <meta:document-statistic meta:table-count="0" meta:image-count="0" meta:object-count="0" meta:page-count="1" meta:paragraph-count="25" meta:word-count="241" meta:character-count="1086" meta:non-whitespace-character-count="843"/>
    <meta:generator>LibreOffice/5.1.2.2$MacOSX_X86_64 LibreOffice_project/d3bf12ecb743fc0d20e0be0c58ca359301eb705f</meta:generator>
  </office:meta>
</office:document-meta>
</file>